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 Nerd Font Propo" svg:font-family="'Arimo Nerd Font Prop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erationMono Nerd Font" svg:font-family="'LiterationMono Nerd Font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f673" officeooo:paragraph-rsid="0021d68d" fo:background-color="#00000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20pt" fo:font-weight="bold" officeooo:rsid="001ff673" officeooo:paragraph-rsid="00231005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ffffff" loext:opacity="100%" fo:font-size="14pt" fo:font-weight="bold" officeooo:rsid="001ff673" officeooo:paragraph-rsid="00231005" fo:background-color="#000000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ffffff" loext:opacity="100%" fo:font-size="14pt" fo:font-weight="bold" officeooo:rsid="001ff673" officeooo:paragraph-rsid="0024931e" fo:background-color="#000000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ffffff" loext:opacity="100%" style:font-name="LiterationMono Nerd Font" fo:font-size="14pt" fo:font-weight="bold" officeooo:rsid="001ff673" officeooo:paragraph-rsid="001ff673" fo:background-color="#000000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ffffff" loext:opacity="100%" style:font-name="LiterationMono Nerd Font" fo:font-size="14pt" fo:font-weight="bold" officeooo:rsid="001ff673" officeooo:paragraph-rsid="0024931e" fo:background-color="#000000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ffffff" loext:opacity="100%" style:font-name="LiterationMono Nerd Font" fo:font-size="14pt" fo:font-weight="bold" officeooo:rsid="001ff673" officeooo:paragraph-rsid="0021d68d" fo:background-color="#000000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ffffff" loext:opacity="100%" style:font-name="LiterationMono Nerd Font" fo:font-size="14pt" fo:font-weight="bold" officeooo:rsid="001ff673" officeooo:paragraph-rsid="00231005" fo:background-color="#000000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terationMono Nerd Font" fo:font-size="36pt" fo:font-weight="bold" officeooo:rsid="001ff673" officeooo:paragraph-rsid="001ff673" style:font-size-asian="36pt" style:font-weight-asian="bold" style:font-size-complex="36pt" style:font-weight-complex="bold"/>
    </style:style>
    <style:style style:name="P10" style:family="paragraph" style:parent-style-name="Standard">
      <style:text-properties style:font-name="LiterationMono Nerd Font" fo:font-size="20pt" fo:font-weight="bold" officeooo:rsid="001ff673" officeooo:paragraph-rsid="001ff673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LiterationMono Nerd Font" fo:font-size="20pt" fo:font-weight="bold" officeooo:rsid="001ff673" officeooo:paragraph-rsid="00231005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LiterationMono Nerd Font" fo:font-size="14pt" fo:font-weight="bold" officeooo:rsid="001ff673" officeooo:paragraph-rsid="001ff673" fo:background-color="#000000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terationMono Nerd Font" fo:font-size="14pt" fo:font-weight="bold" officeooo:rsid="001ff673" officeooo:paragraph-rsid="00231005" fo:background-color="#000000" style:font-size-asian="14pt" style:font-weight-asian="bold" style:font-size-complex="14pt" style:font-weight-complex="bold"/>
    </style:style>
    <style:style style:name="T1" style:family="text">
      <style:text-properties fo:color="#ffff00" loext:opacity="100%"/>
    </style:style>
    <style:style style:name="T2" style:family="text">
      <style:text-properties officeooo:rsid="0021d68d"/>
    </style:style>
    <style:style style:name="T3" style:family="text">
      <style:text-properties officeooo:rsid="00231005"/>
    </style:style>
    <style:style style:name="T4" style:family="text">
      <style:text-properties officeooo:rsid="0024931e"/>
    </style:style>
    <style:style style:name="T5" style:family="text">
      <style:text-properties fo:color="#81d41a" loext:opacity="100%"/>
    </style:style>
    <style:style style:name="T6" style:family="text">
      <style:text-properties fo:color="#81d41a" loext:opacity="100%" officeooo:rsid="002493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ostgreSQL Installation on Void Linux</text:p>
      <text:p text:style-name="P9"/>
      <text:p text:style-name="P9"/>
      <text:p text:style-name="P10">1. Downloading needed packages</text:p>
      <text:p text:style-name="P5"><text:span text:style-name="T6">user@server</text:span><text:span text:style-name="T5">$ <text:tab/></text:span>sudo xbps-install -S postgresql-client <text:s/>postgresql <text:s/>postgresql-contrib</text:p>
      <text:p text:style-name="P12"><text:span text:style-name="T1"/></text:p>
      <text:p text:style-name="P12"><text:span text:style-name="T1"/></text:p>
      <text:p text:style-name="P10"><text:span text:style-name="T3">2</text:span>. <text:span text:style-name="T4">Login into bash via postgres user</text:span></text:p>
      <text:p text:style-name="P6"><text:span text:style-name="T6">user@server</text:span><text:span text:style-name="T5">$<text:tab/><text:tab/></text:span>sudo -<text:span text:style-name="T4">u postgres -i</text:span></text:p>
      <text:p text:style-name="P12"><text:span text:style-name="T1"/></text:p>
      <text:p text:style-name="P7"/>
      <text:p text:style-name="P11"><text:span text:style-name="T4">3</text:span>. Initialize Database</text:p>
      <text:p text:style-name="P6"><text:span text:style-name="T6">postgres@server</text:span><text:span text:style-name="T5">$</text:span> <text:s/><text:tab/>initdb -D /var/postgresql/data</text:p>
      <text:p text:style-name="P6"><text:span text:style-name="T6">postgres@server</text:span><text:span text:style-name="T5">$</text:span> <text:s/><text:tab/><text:span text:style-name="T4">exit</text:span></text:p>
      <text:p text:style-name="P6"/>
      <text:p text:style-name="P13"><text:span text:style-name="T1"/></text:p>
      <text:p text:style-name="P11"><text:span text:style-name="T4">4</text:span><text:span text:style-name="T2">. </text:span><text:span text:style-name="T3">Create Symb</text:span><text:span text:style-name="T4">o</text:span><text:span text:style-name="T3">lic Link</text:span></text:p>
      <text:p text:style-name="P6"><text:span text:style-name="T6">user@server</text:span><text:span text:style-name="T5">$</text:span> <text:tab/>sudo ln -s /etc/sv/postgresql<text:span text:style-name="T3">16/</text:span> /etc/runit/runsvdir/default/</text:p>
      <text:p text:style-name="P8"/>
      <text:p text:style-name="P8"/>
      <text:p text:style-name="P11"><text:span text:style-name="T4">5</text:span><text:span text:style-name="T2">. </text:span><text:span text:style-name="T3">Change PostgreSQL Database Password</text:span></text:p>
      <text:p text:style-name="P6"><text:span text:style-name="T6">user@server</text:span><text:span text:style-name="T5">$</text:span> <text:tab/>sudo -u postgres psql -c "ALTER USER postgres PASSWORD 'admin';"</text:p>
      <text:p text:style-name="P8"/>
      <text:p text:style-name="P11"><text:span text:style-name="T4">6</text:span><text:span text:style-name="T2">. </text:span><text:span text:style-name="T3">Start Using Database</text:span></text:p>
      <text:p text:style-name="P6"><text:span text:style-name="T6">user@server</text:span><text:span text:style-name="T5">$</text:span> <text:tab/>sudo -u postgres psql 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 Nerd Font Propo" svg:font-family="'Arimo Nerd Font Propo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terationMono Nerd Font" svg:font-family="'LiterationMono Nerd Font'" style:font-pitch="fixed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5:07:08.402013824</meta:creation-date>
    <dc:date>2024-06-15T18:48:07.677604833</dc:date>
    <meta:editing-duration>PT16M48S</meta:editing-duration>
    <meta:editing-cycles>3</meta:editing-cycles>
    <meta:generator>LibreOffice/24.2.3.2$Linux_X86_64 LibreOffice_project/420$Build-2</meta:generator>
    <meta:document-statistic meta:table-count="0" meta:image-count="0" meta:object-count="0" meta:page-count="2" meta:paragraph-count="14" meta:word-count="72" meta:character-count="587" meta:non-whitespace-character-count="517"/>
  </office:meta>
</office:document-meta>
</file>